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Detail_5f_declaration_5f_versement" style:display-name="ListDetail_declaration_versement" style:family="table">
      <style:table-properties style:width="17.013cm" fo:margin-left="0cm" fo:margin-right="-0.012cm" table:align="margins" table:border-model="separating"/>
    </style:style>
    <style:style style:name="ListDetail_5f_declaration_5f_versement.A" style:display-name="ListDetail_declaration_versement.A" style:family="table-column">
      <style:table-column-properties style:column-width="5.182cm" style:rel-column-width="19962*"/>
    </style:style>
    <style:style style:name="ListDetail_5f_declaration_5f_versement.B" style:display-name="ListDetail_declaration_versement.B" style:family="table-column">
      <style:table-column-properties style:column-width="0.78cm" style:rel-column-width="3003*"/>
    </style:style>
    <style:style style:name="ListDetail_5f_declaration_5f_versement.C" style:display-name="ListDetail_declaration_versement.C" style:family="table-column">
      <style:table-column-properties style:column-width="2.291cm" style:rel-column-width="8826*"/>
    </style:style>
    <style:style style:name="ListDetail_5f_declaration_5f_versement.D" style:display-name="ListDetail_declaration_versement.D" style:family="table-column">
      <style:table-column-properties style:column-width="2.436cm" style:rel-column-width="9383*"/>
    </style:style>
    <style:style style:name="ListDetail_5f_declaration_5f_versement.E" style:display-name="ListDetail_declaration_versement.E" style:family="table-column">
      <style:table-column-properties style:column-width="2.284cm" style:rel-column-width="8799*"/>
    </style:style>
    <style:style style:name="ListDetail_5f_declaration_5f_versement.F" style:display-name="ListDetail_declaration_versement.F" style:family="table-column">
      <style:table-column-properties style:column-width="1.533cm" style:rel-column-width="5904*"/>
    </style:style>
    <style:style style:name="ListDetail_5f_declaration_5f_versement.G" style:display-name="ListDetail_declaration_versement.G" style:family="table-column">
      <style:table-column-properties style:column-width="2.506cm" style:rel-column-width="9658*"/>
    </style:style>
    <style:style style:name="ListDetail_5f_declaration_5f_versement.A1" style:display-name="ListDetail_declaration_versement.A1" style:family="table-cell">
      <style:table-cell-properties fo:background-color="#c0c0c0" fo:padding="0.101cm" fo:border-left="0.002cm solid #000000" fo:border-right="none" fo:border-top="0.018cm solid #000000" fo:border-bottom="0.018cm solid #000000">
        <style:background-image/>
      </style:table-cell-properties>
    </style:style>
    <style:style style:name="ListDetail_5f_declaration_5f_versement.B1" style:display-name="ListDetail_declaration_versement.B1" style:family="table-cell">
      <style:table-cell-properties fo:background-color="#c0c0c0" fo:padding="0.101cm" fo:border-left="none" fo:border-right="none" fo:border-top="0.018cm solid #000000" fo:border-bottom="0.018cm solid #000000">
        <style:background-image/>
      </style:table-cell-properties>
    </style:style>
    <style:style style:name="ListDetail_5f_declaration_5f_versement.G1" style:display-name="ListDetail_declaration_versement.G1" style:family="table-cell">
      <style:table-cell-properties fo:background-color="#c0c0c0" fo:padding="0.101cm" fo:border-left="none" fo:border-right="0.002cm solid #000000" fo:border-top="0.018cm solid #000000" fo:border-bottom="0.018cm solid #000000">
        <style:background-image/>
      </style:table-cell-properties>
    </style:style>
    <style:style style:name="ListDetail_5f_declaration_5f_versement.A2" style:display-name="ListDetail_declaration_versement.A2" style:family="table-cell">
      <style:table-cell-properties fo:background-color="#e6e6e6" fo:padding="0.101cm" fo:border-left="0.002cm solid #000000" fo:border-right="none" fo:border-top="none" fo:border-bottom="0.018cm solid #000000">
        <style:background-image/>
      </style:table-cell-properties>
    </style:style>
    <style:style style:name="ListDetail_5f_declaration_5f_versement.B2" style:display-name="ListDetail_declaration_versement.B2" style:family="table-cell">
      <style:table-cell-properties fo:background-color="#e6e6e6" fo:padding="0.101cm" fo:border-left="none" fo:border-right="none" fo:border-top="none" fo:border-bottom="0.018cm solid #000000">
        <style:background-image/>
      </style:table-cell-properties>
    </style:style>
    <style:style style:name="ListDetail_5f_declaration_5f_versement.G2" style:display-name="ListDetail_declaration_versement.G2" style:family="table-cell">
      <style:table-cell-properties fo:background-color="#e6e6e6" fo:padding="0.101cm" fo:border-left="none" fo:border-right="0.002cm solid #000000" fo:border-top="none" fo:border-bottom="0.018cm solid #000000">
        <style:background-image/>
      </style:table-cell-properties>
    </style:style>
    <style:style style:name="ListDetail_5f_declaration_5f_versement.A3" style:display-name="ListDetail_declaration_versement.A3" style:family="table-cell">
      <style:table-cell-properties fo:padding="0.101cm" fo:border-left="0.018cm solid #000000" fo:border-right="none" fo:border-top="none" fo:border-bottom="none"/>
    </style:style>
    <style:style style:name="ListDetail_5f_declaration_5f_versement.B3" style:display-name="ListDetail_declaration_versement.B3" style:family="table-cell">
      <style:table-cell-properties fo:padding="0.101cm" fo:border="none"/>
    </style:style>
    <style:style style:name="ListDetail_5f_declaration_5f_versement.G3" style:display-name="ListDetail_declaration_versement.G3" style:family="table-cell">
      <style:table-cell-properties fo:padding="0.101cm" fo:border-left="none" fo:border-right="0.018cm solid #000000" fo:border-top="none" fo:border-bottom="none"/>
    </style:style>
    <style:style style:name="ListDetail_5f_declaration_5f_versement.A5" style:display-name="ListDetail_declaration_versement.A5" style:family="table-cell">
      <style:table-cell-properties fo:padding="0.101cm" fo:border-left="0.002cm solid #000000" fo:border-right="none" fo:border-top="0.002cm solid #000000" fo:border-bottom="0.002cm solid #000000"/>
    </style:style>
    <style:style style:name="ListDetail_5f_declaration_5f_versement.B5" style:display-name="ListDetail_declaration_versement.B5" style:family="table-cell">
      <style:table-cell-properties fo:padding="0.101cm" fo:border-left="none" fo:border-right="none" fo:border-top="0.002cm solid #000000" fo:border-bottom="0.002cm solid #000000"/>
    </style:style>
    <style:style style:name="ListDetail_5f_declaration_5f_versement.G5" style:display-name="ListDetail_declaration_versement.G5" style:family="table-cell">
      <style:table-cell-properties fo:padding="0.101cm" fo:border-left="none" fo:border-right="0.002cm solid #000000" fo:border-top="0.002cm solid #000000" fo:border-bottom="0.002cm solid #000000"/>
    </style:style>
    <style:style style:name="P1" style:family="paragraph" style:parent-style-name="contenu_20_tableau_20_1e_20_ligne">
      <style:paragraph-properties fo:text-align="start" style:justify-single-word="false"/>
    </style:style>
    <style:style style:name="P2" style:family="paragraph" style:parent-style-name="contenu_20_tableau_20_1e_20_ligne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ListDetail_declaration_versement" table:style-name="ListDetail_5f_declaration_5f_versement">
        <table:table-column table:style-name="ListDetail_5f_declaration_5f_versement.A"/>
        <table:table-column table:style-name="ListDetail_5f_declaration_5f_versement.B"/>
        <table:table-column table:style-name="ListDetail_5f_declaration_5f_versement.C"/>
        <table:table-column table:style-name="ListDetail_5f_declaration_5f_versement.D"/>
        <table:table-column table:style-name="ListDetail_5f_declaration_5f_versement.E"/>
        <table:table-column table:style-name="ListDetail_5f_declaration_5f_versement.F"/>
        <table:table-column table:style-name="ListDetail_5f_declaration_5f_versement.G"/>
        <table:table-header-rows>
          <table:table-row>
            <table:table-cell table:style-name="ListDetail_5f_declaration_5f_versement.A1" office:value-type="string">
              <text:p text:style-name="P1">%{HEADER_ROWS:2}%%=entete_declarationVersement_prestations=%</text:p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G1" office:value-type="string">
              <text:p text:style-name="P2">%=entete_declarationVersement_montants=%</text:p>
            </table:table-cell>
          </table:table-row>
          <table:table-row>
            <table:table-cell table:style-name="ListDetail_5f_declaration_5f_versement.A2" office:value-type="string">
              <text:p text:style-name="P3">%=entete_declarationVersement_prenom=%</text:p>
            </table:table-cell>
            <table:table-cell table:style-name="ListDetail_5f_declaration_5f_versement.B2" office:value-type="string">
              <text:p text:style-name="P4"/>
            </table:table-cell>
            <table:table-cell table:style-name="ListDetail_5f_declaration_5f_versement.B2" office:value-type="string">
              <text:p text:style-name="P3">%=entete_declarationVersement_naissance=%</text:p>
            </table:table-cell>
            <table:table-cell table:style-name="ListDetail_5f_declaration_5f_versement.B2" office:value-type="string">
              <text:p text:style-name="P3">%=entete_declarationVersement_datePmt=%</text:p>
            </table:table-cell>
            <table:table-cell table:style-name="ListDetail_5f_declaration_5f_versement.B2" office:value-type="string">
              <text:p text:style-name="P3">%=entete_declarationVersement_periode=%</text:p>
            </table:table-cell>
            <table:table-cell table:style-name="ListDetail_5f_declaration_5f_versement.B2" office:value-type="string">
              <text:p text:style-name="P4">%=entete_declarationVersement_montant=%</text:p>
            </table:table-cell>
            <table:table-cell table:style-name="ListDetail_5f_declaration_5f_versement.G2" office:value-type="string">
              <text:p text:style-name="P4">%=entete_declarationVersement_total=%</text:p>
            </table:table-cell>
          </table:table-row>
        </table:table-header-rows>
        <table:table-row>
          <table:table-cell table:style-name="ListDetail_5f_declaration_5f_versement.A3" office:value-type="string">
            <text:p text:style-name="P3">%{colonnePrestation}%%=col_prenom=%</text:p>
          </table:table-cell>
          <table:table-cell table:style-name="ListDetail_5f_declaration_5f_versement.B3" office:value-type="string">
            <text:p text:style-name="P4"/>
          </table:table-cell>
          <table:table-cell table:style-name="ListDetail_5f_declaration_5f_versement.B3" office:value-type="string">
            <text:p text:style-name="P3">%=col_date_nais=%</text:p>
          </table:table-cell>
          <table:table-cell table:style-name="ListDetail_5f_declaration_5f_versement.B3" office:value-type="string">
            <text:p text:style-name="P3">%=col_date_pmt=%</text:p>
          </table:table-cell>
          <table:table-cell table:style-name="ListDetail_5f_declaration_5f_versement.B3" office:value-type="string">
            <text:p text:style-name="P3">%=col_periode=%</text:p>
          </table:table-cell>
          <table:table-cell table:style-name="ListDetail_5f_declaration_5f_versement.B3" office:value-type="string">
            <text:p text:style-name="P4">%=col_montant=%</text:p>
          </table:table-cell>
          <table:table-cell table:style-name="ListDetail_5f_declaration_5f_versement.G3" office:value-type="string">
            <text:p text:style-name="P4"/>
          </table:table-cell>
        </table:table-row>
        <table:table-row>
          <table:table-cell table:style-name="ListDetail_5f_declaration_5f_versement.A3" office:value-type="string">
            <text:p text:style-name="P3">#5#%{colonneTotalEnfant}%<text:span text:style-name="T2">%</text:span><text:span text:style-name="T3">=col_totalEnfant_label</text:span><text:span text:style-name="T2">=%</text:span></text:p>
          </table:table-cell>
          <table:table-cell table:style-name="ListDetail_5f_declaration_5f_versement.B3" office:value-type="string">
            <text:p text:style-name="P4"/>
          </table:table-cell>
          <table:table-cell table:style-name="ListDetail_5f_declaration_5f_versement.B3" office:value-type="string">
            <text:p text:style-name="P3"/>
          </table:table-cell>
          <table:table-cell table:style-name="ListDetail_5f_declaration_5f_versement.B3" office:value-type="string">
            <text:p text:style-name="P3"/>
          </table:table-cell>
          <table:table-cell table:style-name="ListDetail_5f_declaration_5f_versement.B3" office:value-type="string">
            <text:p text:style-name="P3"/>
          </table:table-cell>
          <table:table-cell table:style-name="ListDetail_5f_declaration_5f_versement.B3" office:value-type="string">
            <text:p text:style-name="P6">%=col_monnaie_label=%</text:p>
          </table:table-cell>
          <table:table-cell table:style-name="ListDetail_5f_declaration_5f_versement.G3" office:value-type="string">
            <text:p text:style-name="P6">%=col_totalEnfant=%</text:p>
          </table:table-cell>
        </table:table-row>
        <table:table-row>
          <table:table-cell table:style-name="ListDetail_5f_declaration_5f_versement.A5" office:value-type="string">
            <text:p text:style-name="P3">#5#%{colonneMontantTotal}%<text:span text:style-name="T1">%=col_montantTotal_Label=%</text:span></text:p>
          </table:table-cell>
          <table:table-cell table:style-name="ListDetail_5f_declaration_5f_versement.B5" office:value-type="string">
            <text:p text:style-name="P4"/>
          </table:table-cell>
          <table:table-cell table:style-name="ListDetail_5f_declaration_5f_versement.B5" office:value-type="string">
            <text:p text:style-name="P3"/>
          </table:table-cell>
          <table:table-cell table:style-name="ListDetail_5f_declaration_5f_versement.B5" office:value-type="string">
            <text:p text:style-name="P3"/>
          </table:table-cell>
          <table:table-cell table:style-name="ListDetail_5f_declaration_5f_versement.B5" office:value-type="string">
            <text:p text:style-name="P3"/>
          </table:table-cell>
          <table:table-cell table:style-name="ListDetail_5f_declaration_5f_versement.B5" office:value-type="string">
            <text:p text:style-name="P5">%=col_monnaie_label=%</text:p>
          </table:table-cell>
          <table:table-cell table:style-name="ListDetail_5f_declaration_5f_versement.G5" office:value-type="string">
            <text:p text:style-name="P5">%=col_montant_total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10-02-25T16:38:29</meta:creation-date>
    <dc:date>2010-12-21T13:45:04</dc:date>
    <meta:editing-cycles>42</meta:editing-cycles>
    <meta:editing-duration>PT6H32M5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9" meta:word-count="61" meta:character-count="615"/>
  </office:meta>
</office:document-meta>
</file>